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Read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Reader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Read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aseReader.getQuery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atabaseReader.modifiedSince( ResultSet set , Request request , 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aseReader.getValid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aseRead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aseReader.serialize( 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baseReade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aseReader.setup( SourceResolver resolver , Map objectModel , String src , Parameters p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atabaseReader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Reader.recycl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